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in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row table:style-name="ro1" table:number-rows-repeated="2"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/>
          <table:table-cell table:style-name="ce2" office:value-type="string" calcext:value-type="string" table:number-columns-spanned="3" table:number-rows-spanned="1">
            <text:p>calculo analítico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calculo instrumento </text:p>
          </table:table-cell>
          <table:covered-table-cell table:number-columns-repeated="2"/>
        </table:table-row>
        <table:table-row table:style-name="ro2">
          <table:table-cell/>
          <table:table-cell office:value-type="string" calcext:value-type="string">
            <text:p>amplitud</text:p>
          </table:table-cell>
          <table:table-cell table:style-name="ce3" office:value-type="string" calcext:value-type="string">
            <text:p>P_lineal</text:p>
          </table:table-cell>
          <table:table-cell table:style-name="ce3" office:value-type="string" calcext:value-type="string">
            <text:p>P_logaritmica (dBW)</text:p>
          </table:table-cell>
          <table:table-cell table:style-name="ce3" office:value-type="string" calcext:value-type="string">
            <text:p>P_logaritmica (dBm)</text:p>
          </table:table-cell>
          <table:table-cell table:style-name="ce3" office:value-type="string" calcext:value-type="string">
            <text:p>P_lineal</text:p>
          </table:table-cell>
          <table:table-cell table:style-name="ce3" office:value-type="string" calcext:value-type="string">
            <text:p>P_logaritmica (dBW)</text:p>
          </table:table-cell>
          <table:table-cell table:style-name="ce3" office:value-type="string" calcext:value-type="string">
            <text:p>P_logaritmica (dBm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(([.B5])^2)/2" office:value-type="float" office:value="0.5" calcext:value-type="float">
            <text:p>0,5</text:p>
          </table:table-cell>
          <table:table-cell table:formula="of:=10*LOG([.C5])" office:value-type="float" office:value="-3.01029995663981" calcext:value-type="float">
            <text:p>-3,01029995663981</text:p>
          </table:table-cell>
          <table:table-cell table:formula="of:=[.D5]+30" office:value-type="float" office:value="26.9897000433602" calcext:value-type="float">
            <text:p>26,9897000433602</text:p>
          </table:table-cell>
          <table:table-cell office:value-type="float" office:value="0.49999" calcext:value-type="float">
            <text:p>0,49999</text:p>
          </table:table-cell>
          <table:table-cell office:value-type="float" office:value="-3.01032" calcext:value-type="float">
            <text:p>-3,01032</text:p>
          </table:table-cell>
          <table:table-cell office:value-type="float" office:value="26.989" calcext:value-type="float">
            <text:p>26,98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(([.B6])^2)/2" office:value-type="float" office:value="2" calcext:value-type="float">
            <text:p>2</text:p>
          </table:table-cell>
          <table:table-cell table:formula="of:=10*LOG([.C6])" office:value-type="float" office:value="3.01029995663981" calcext:value-type="float">
            <text:p>3,01029995663981</text:p>
          </table:table-cell>
          <table:table-cell table:formula="of:=[.D6]+30" office:value-type="float" office:value="33.0102999566398" calcext:value-type="float">
            <text:p>33,0102999566398</text:p>
          </table:table-cell>
          <table:table-cell office:value-type="float" office:value="1.999991" calcext:value-type="float">
            <text:p>1,999991</text:p>
          </table:table-cell>
          <table:table-cell office:value-type="float" office:value="3.01028" calcext:value-type="float">
            <text:p>3,01028</text:p>
          </table:table-cell>
          <table:table-cell office:value-type="float" office:value="33.0102" calcext:value-type="float">
            <text:p>33,010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(([.B7])^2)/2" office:value-type="float" office:value="4.5" calcext:value-type="float">
            <text:p>4,5</text:p>
          </table:table-cell>
          <table:table-cell table:formula="of:=10*LOG([.C7])" office:value-type="float" office:value="6.53212513775344" calcext:value-type="float">
            <text:p>6,53212513775344</text:p>
          </table:table-cell>
          <table:table-cell table:formula="of:=[.D7]+30" office:value-type="float" office:value="36.5321251377534" calcext:value-type="float">
            <text:p>36,5321251377534</text:p>
          </table:table-cell>
          <table:table-cell office:value-type="float" office:value="4.499979" calcext:value-type="float">
            <text:p>4,499979</text:p>
          </table:table-cell>
          <table:table-cell office:value-type="float" office:value="6.532" calcext:value-type="float">
            <text:p>6,532</text:p>
          </table:table-cell>
          <table:table-cell office:value-type="float" office:value="36.5321" calcext:value-type="float">
            <text:p>36,532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(([.B8])^2)/2" office:value-type="float" office:value="8" calcext:value-type="float">
            <text:p>8</text:p>
          </table:table-cell>
          <table:table-cell table:formula="of:=10*LOG([.C8])" office:value-type="float" office:value="9.03089986991943" calcext:value-type="float">
            <text:p>9,03089986991943</text:p>
          </table:table-cell>
          <table:table-cell table:formula="of:=[.D8]+30" office:value-type="float" office:value="39.0308998699194" calcext:value-type="float">
            <text:p>39,0308998699194</text:p>
          </table:table-cell>
          <table:table-cell office:value-type="float" office:value="7.999963" calcext:value-type="float">
            <text:p>7,999963</text:p>
          </table:table-cell>
          <table:table-cell office:value-type="float" office:value="9.03088" calcext:value-type="float">
            <text:p>9,03088</text:p>
          </table:table-cell>
          <table:table-cell office:value-type="float" office:value="39.03088" calcext:value-type="float">
            <text:p>39,0308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([.B9])^2)/2" office:value-type="float" office:value="12.5" calcext:value-type="float">
            <text:p>12,5</text:p>
          </table:table-cell>
          <table:table-cell table:formula="of:=10*LOG([.C9])" office:value-type="float" office:value="10.9691001300806" calcext:value-type="float">
            <text:p>10,9691001300806</text:p>
          </table:table-cell>
          <table:table-cell table:formula="of:=[.D9]+30" office:value-type="float" office:value="40.9691001300806" calcext:value-type="float">
            <text:p>40,9691001300806</text:p>
          </table:table-cell>
          <table:table-cell office:value-type="float" office:value="12.499943" calcext:value-type="float">
            <text:p>12,499943</text:p>
          </table:table-cell>
          <table:table-cell office:value-type="float" office:value="10.96908" calcext:value-type="float">
            <text:p>10,96908</text:p>
          </table:table-cell>
          <table:table-cell office:value-type="float" office:value="40.969078" calcext:value-type="float">
            <text:p>40,969078</text:p>
          </table:table-cell>
        </table:table-row>
      </table:table>
      <table:table table:name="cuadrada" table:style-name="ta1">
        <table:table-column table:style-name="co1" table:default-cell-style-name="Default"/>
        <table:table-column table:style-name="co1" table:number-columns-repeated="7" table:default-cell-style-name="ce1"/>
        <table:table-row table:style-name="ro1" table:number-rows-repeated="2"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/>
          <table:table-cell table:style-name="ce2" office:value-type="string" calcext:value-type="string" table:number-columns-spanned="3" table:number-rows-spanned="1">
            <text:p>calculo analítico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calculo instrumento </text:p>
          </table:table-cell>
          <table:covered-table-cell table:number-columns-repeated="2"/>
        </table:table-row>
        <table:table-row table:style-name="ro3">
          <table:table-cell/>
          <table:table-cell office:value-type="string" calcext:value-type="string">
            <text:p>amplitud</text:p>
          </table:table-cell>
          <table:table-cell table:style-name="ce3" office:value-type="string" calcext:value-type="string">
            <text:p>P_lineal</text:p>
          </table:table-cell>
          <table:table-cell table:style-name="ce3" office:value-type="string" calcext:value-type="string">
            <text:p>P_logaritmica (dBW)</text:p>
          </table:table-cell>
          <table:table-cell table:style-name="ce3" office:value-type="string" calcext:value-type="string">
            <text:p>P_logaritmica (dBm)</text:p>
          </table:table-cell>
          <table:table-cell table:style-name="ce3" office:value-type="string" calcext:value-type="string">
            <text:p>P_lineal</text:p>
          </table:table-cell>
          <table:table-cell table:style-name="ce3" office:value-type="string" calcext:value-type="string">
            <text:p>P_logaritmica (dBW)</text:p>
          </table:table-cell>
          <table:table-cell table:style-name="ce3" office:value-type="string" calcext:value-type="string">
            <text:p>P_logaritmica (dBm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([.B5]/2)^2" office:value-type="float" office:value="0.25" calcext:value-type="float">
            <text:p>0,25</text:p>
          </table:table-cell>
          <table:table-cell table:formula="of:=10*LOG([.C5])" office:value-type="float" office:value="-6.02059991327962" calcext:value-type="float">
            <text:p>-6,02059991327962</text:p>
          </table:table-cell>
          <table:table-cell table:formula="of:=[.D5]+30" office:value-type="float" office:value="23.9794000867204" calcext:value-type="float">
            <text:p>23,9794000867204</text:p>
          </table:table-cell>
          <table:table-cell office:value-type="float" office:value="0.249999" calcext:value-type="float">
            <text:p>0,249999</text:p>
          </table:table-cell>
          <table:table-cell office:value-type="float" office:value="-6.02062" calcext:value-type="float">
            <text:p>-6,02062</text:p>
          </table:table-cell>
          <table:table-cell office:value-type="float" office:value="23.9794" calcext:value-type="float">
            <text:p>23,979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([.B6]/2)^2" office:value-type="float" office:value="2.25" calcext:value-type="float">
            <text:p>2,25</text:p>
          </table:table-cell>
          <table:table-cell table:formula="of:=10*LOG([.C6])" office:value-type="float" office:value="3.52182518111362" calcext:value-type="float">
            <text:p>3,52182518111362</text:p>
          </table:table-cell>
          <table:table-cell table:formula="of:=[.D6]+30" office:value-type="float" office:value="33.5218251811136" calcext:value-type="float">
            <text:p>33,5218251811136</text:p>
          </table:table-cell>
          <table:table-cell office:value-type="float" office:value="2.24999" calcext:value-type="float">
            <text:p>2,24999</text:p>
          </table:table-cell>
          <table:table-cell office:value-type="float" office:value="3.5218" calcext:value-type="float">
            <text:p>3,5218</text:p>
          </table:table-cell>
          <table:table-cell office:value-type="float" office:value="33.5218" calcext:value-type="float">
            <text:p>33,521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([.B7]/2)^2" office:value-type="float" office:value="9" calcext:value-type="float">
            <text:p>9</text:p>
          </table:table-cell>
          <table:table-cell table:formula="of:=10*LOG([.C7])" office:value-type="float" office:value="9.54242509439325" calcext:value-type="float">
            <text:p>9,54242509439325</text:p>
          </table:table-cell>
          <table:table-cell table:formula="of:=[.D7]+30" office:value-type="float" office:value="39.5424250943933" calcext:value-type="float">
            <text:p>39,5424250943933</text:p>
          </table:table-cell>
          <table:table-cell office:value-type="float" office:value="8.999958" calcext:value-type="float">
            <text:p>8,999958</text:p>
          </table:table-cell>
          <table:table-cell office:value-type="float" office:value="9.5424" calcext:value-type="float">
            <text:p>9,5424</text:p>
          </table:table-cell>
          <table:table-cell office:value-type="float" office:value="39.5424" calcext:value-type="float">
            <text:p>39,5424</text:p>
          </table:table-cell>
        </table:table-row>
        <table:table-row table:style-name="ro1">
          <table:table-cell/>
          <table:table-cell table:style-name="ce7" table:number-columns-repeated="7"/>
        </table:table-row>
        <table:table-row table:style-name="ro1">
          <table:table-cell/>
          <table:table-cell table:style-name="ce7" table:number-columns-repeated="7"/>
        </table:table-row>
      </table:table>
      <table:table table:name="saw tooth" table:style-name="ta1">
        <table:table-column table:style-name="co1" table:default-cell-style-name="Default"/>
        <table:table-column table:style-name="co1" table:number-columns-repeated="7" table:default-cell-style-name="ce1"/>
        <table:table-row table:style-name="ro1" table:number-rows-repeated="2"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/>
          <table:table-cell table:style-name="ce2" office:value-type="string" calcext:value-type="string" table:number-columns-spanned="3" table:number-rows-spanned="1">
            <text:p>calculo analítico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calculo instrumento </text:p>
          </table:table-cell>
          <table:covered-table-cell table:number-columns-repeated="2"/>
        </table:table-row>
        <table:table-row table:style-name="ro3">
          <table:table-cell/>
          <table:table-cell office:value-type="string" calcext:value-type="string">
            <text:p>amplitud</text:p>
          </table:table-cell>
          <table:table-cell table:style-name="ce3" office:value-type="string" calcext:value-type="string">
            <text:p>P_lineal</text:p>
          </table:table-cell>
          <table:table-cell table:style-name="ce3" office:value-type="string" calcext:value-type="string">
            <text:p>P_logaritmica (dBW)</text:p>
          </table:table-cell>
          <table:table-cell table:style-name="ce3" office:value-type="string" calcext:value-type="string">
            <text:p>P_logaritmica (dBm)</text:p>
          </table:table-cell>
          <table:table-cell table:style-name="ce3" office:value-type="string" calcext:value-type="string">
            <text:p>P_lineal</text:p>
          </table:table-cell>
          <table:table-cell table:style-name="ce3" office:value-type="string" calcext:value-type="string">
            <text:p>P_logaritmica (dBW)</text:p>
          </table:table-cell>
          <table:table-cell table:style-name="ce3" office:value-type="string" calcext:value-type="string">
            <text:p>P_logaritmica (dBm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83333" calcext:value-type="float">
            <text:p>0,083333</text:p>
          </table:table-cell>
          <table:table-cell table:formula="of:=10*LOG([.C5])" office:value-type="float" office:value="-10.7918298322903" calcext:value-type="float">
            <text:p>-10,7918298322903</text:p>
          </table:table-cell>
          <table:table-cell table:formula="of:=[.D5]+30" office:value-type="float" office:value="19.2081701677097" calcext:value-type="float">
            <text:p>19,2081701677097</text:p>
          </table:table-cell>
          <table:table-cell office:value-type="float" office:value="0.083496" calcext:value-type="float">
            <text:p>0,083496</text:p>
          </table:table-cell>
          <table:table-cell office:value-type="float" office:value="-10.78336" calcext:value-type="float">
            <text:p>-10,78336</text:p>
          </table:table-cell>
          <table:table-cell office:value-type="float" office:value="19.21656" calcext:value-type="float">
            <text:p>19,2165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,75</text:p>
          </table:table-cell>
          <table:table-cell table:formula="of:=10*LOG([.C6])" office:value-type="float" office:value="-1.249387366083" calcext:value-type="float">
            <text:p>-1,249387366083</text:p>
          </table:table-cell>
          <table:table-cell table:formula="of:=[.D6]+30" office:value-type="float" office:value="28.750612633917" calcext:value-type="float">
            <text:p>28,750612633917</text:p>
          </table:table-cell>
          <table:table-cell office:value-type="float" office:value="0.751461" calcext:value-type="float">
            <text:p>0,751461</text:p>
          </table:table-cell>
          <table:table-cell office:value-type="float" office:value="-1.240933" calcext:value-type="float">
            <text:p>-1,240933</text:p>
          </table:table-cell>
          <table:table-cell office:value-type="float" office:value="28.759068" calcext:value-type="float">
            <text:p>28,75906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10*LOG([.C7])" office:value-type="float" office:value="4.77121254719662" calcext:value-type="float">
            <text:p>4,77121254719662</text:p>
          </table:table-cell>
          <table:table-cell table:formula="of:=[.D7]+30" office:value-type="float" office:value="34.7712125471966" calcext:value-type="float">
            <text:p>34,7712125471966</text:p>
          </table:table-cell>
          <table:table-cell office:value-type="float" office:value="3.005846" calcext:value-type="float">
            <text:p>3,005846</text:p>
          </table:table-cell>
          <table:table-cell office:value-type="float" office:value="4.779666" calcext:value-type="float">
            <text:p>4,779666</text:p>
          </table:table-cell>
          <table:table-cell office:value-type="float" office:value="34.7796" calcext:value-type="float">
            <text:p>34,7796</text:p>
          </table:table-cell>
        </table:table-row>
        <table:table-row table:style-name="ro1">
          <table:table-cell/>
          <table:table-cell table:style-name="ce7" table:number-columns-repeated="7"/>
        </table:table-row>
        <table:table-row table:style-name="ro1">
          <table:table-cell/>
          <table:table-cell table:style-name="ce7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0">00/00/0000</text:date>, <text:time style:data-style-name="N2" text:time-value="08:18:15.0014446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5T17:21:44.769179557</meta:creation-date>
    <dc:date>2023-05-10T09:03:36.435500423</dc:date>
    <meta:editing-duration>PT12M45S</meta:editing-duration>
    <meta:editing-cycles>3</meta:editing-cycles>
    <meta:generator>LibreOffice/6.4.7.2$Linux_X86_64 LibreOffice_project/40$Build-2</meta:generator>
    <meta:document-statistic meta:table-count="3" meta:cell-count="104" meta:object-count="0"/>
  </office:meta>
</office:document-meta>
</file>